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eda9" officeooo:paragraph-rsid="0007eda9"/>
    </style:style>
    <style:style style:name="T1" style:family="text">
      <style:text-properties officeooo:rsid="000866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art trash functionality :</text:p>
      <text:p text:style-name="P1"><text:tab/>-Detect status : { empty , <text:s/>full }</text:p>
      <text:p text:style-name="P1"><text:tab/>-Send status to server : { HTTP, MQTT, SMS}</text:p>
      <text:p text:style-name="P1"/>
      <text:p text:style-name="P1">Server functionality :</text:p>
      <text:p text:style-name="P1"><text:tab/>- CRUD on trash object</text:p>
      <text:p text:style-name="P1"><text:tab/>- Receive trash status</text:p>
      <text:p text:style-name="P1"><text:tab/>- Send order to « <text:span text:style-name="T1">nearest ? »</text:span> agent { Push Notification , SMS }<text:tab/></text:p>
      <text:p text:style-name="P1"><text:tab/>- Map for all trash localisation</text:p>
      <text:p text:style-name="P1"/>
      <text:p text:style-name="P1">Agent functionality :</text:p>
      <text:p text:style-name="P1"><text:tab/>- Receive order from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0:31:15.070425797</meta:creation-date>
    <dc:date>2018-07-11T10:41:19.753867621</dc:date>
    <meta:editing-duration>PT10M4S</meta:editing-duration>
    <meta:editing-cycles>2</meta:editing-cycles>
    <meta:generator>LibreOffice/6.0.5.2$Linux_X86_64 LibreOffice_project/00m0$Build-2</meta:generator>
    <meta:document-statistic meta:table-count="0" meta:image-count="0" meta:object-count="0" meta:page-count="1" meta:paragraph-count="10" meta:word-count="62" meta:character-count="321" meta:non-whitespace-character-count="260"/>
  </office:meta>
</office:document-meta>
</file>